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C000000C8EAA3AED8619AFA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200" style:font-name="Uroob" fo:letter-spacing="0.06cm" style:text-underline-style="none" fo:background-color="transparent"/>
    </style:style>
    <style:style style:name="P3" style:family="paragraph">
      <loext:graphic-properties draw:fill="none" draw:fill-color="#ffffff"/>
      <style:paragraph-properties fo:text-align="center"/>
      <style:text-properties fo:color="#fff200" style:font-name="Uroob" fo:font-size="24pt" fo:letter-spacing="0.06cm" style:text-underline-style="none" fo:background-color="transparent" style:font-size-asian="24pt" style:font-size-complex="24pt"/>
    </style:style>
    <style:style style:name="T1" style:family="text">
      <style:text-properties fo:color="#fff200" style:font-name="Uroob" fo:font-size="48pt" fo:letter-spacing="0.06cm" style:text-underline-style="none" fo:background-color="transparen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27cm" svg:height="7.055cm" svg:x="2.386cm" svg:y="11.322cm">
          <draw:image xlink:href="Pictures/10000000000001CC000000C8EAA3AED8619AFA66.jpg" xlink:type="simple" xlink:show="embed" xlink:actuate="onLoad">
            <text:p/>
          </draw:image>
        </draw:frame>
        <draw:frame draw:style-name="gr2" draw:text-style-name="P3" draw:layer="layout" svg:width="14.097cm" svg:height="1.945cm" svg:x="3.54cm" svg:y="16.748cm">
          <draw:text-box>
            <text:p text:style-name="P2"><text:span text:style-name="T1">Desktop 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0T00:28:42.640033477</dc:date>
    <meta:editing-duration>PT4M32S</meta:editing-duration>
    <meta:editing-cycles>1</meta:editing-cycles>
    <meta:document-statistic meta:object-count="2"/>
    <meta:generator>LibreOffice/6.0.7.3$Linux_X86_64 LibreOffice_project/00m0$Build-3</meta:generator>
  </office:meta>
</office:document-meta>
</file>